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adornments="Normal" style:font-pitch="variable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0cbc8f" officeooo:paragraph-rsid="000cbc8f"/>
    </style:style>
    <style:style style:name="P2" style:family="paragraph" style:parent-style-name="Standard">
      <style:paragraph-properties fo:margin-top="0cm" fo:margin-bottom="0.499cm" style:contextual-spacing="false" fo:line-height="100%"/>
      <style:text-properties style:font-name="Linux Libertine O1" fo:font-size="11pt" style:font-size-asian="11pt" style:font-size-complex="11pt"/>
    </style:style>
    <style:style style:name="P3" style:family="paragraph" style:parent-style-name="Text_20_body">
      <style:paragraph-properties fo:line-height="100%" fo:text-align="start" style:justify-single-word="false"/>
      <style:text-properties officeooo:rsid="00102731" officeooo:paragraph-rsid="00102731"/>
    </style:style>
    <style:style style:name="P4" style:family="paragraph" style:parent-style-name="Text_20_body">
      <style:paragraph-properties fo:line-height="100%"/>
      <style:text-properties style:font-name="Linux Libertine O1" fo:font-size="11pt" style:font-size-asian="11pt" style:font-size-complex="11pt"/>
    </style:style>
    <style:style style:name="P5" style:family="paragraph" style:parent-style-name="Text_20_body">
      <style:paragraph-properties fo:line-height="100%"/>
      <style:text-properties officeooo:rsid="001196ef" officeooo:paragraph-rsid="001196ef"/>
    </style:style>
    <style:style style:name="P6" style:family="paragraph" style:parent-style-name="Text_20_body">
      <style:paragraph-properties fo:line-height="100%"/>
      <style:text-properties officeooo:rsid="001196ef" officeooo:paragraph-rsid="0014a345"/>
    </style:style>
    <style:style style:name="P7" style:family="paragraph" style:parent-style-name="Text_20_body">
      <style:paragraph-properties fo:line-height="100%"/>
      <style:text-properties officeooo:rsid="000cbc8f" officeooo:paragraph-rsid="000cbc8f"/>
    </style:style>
    <style:style style:name="P8" style:family="paragraph" style:parent-style-name="Text_20_body">
      <style:paragraph-properties fo:line-height="100%"/>
      <style:text-properties officeooo:rsid="000d44c4" officeooo:paragraph-rsid="000d44c4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variant="small-caps" style:font-name="Linux Libertine O1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 style:master-page-name="">
      <style:paragraph-properties fo:margin-left="1.561cm" fo:margin-right="0cm" fo:margin-top="0cm" fo:margin-bottom="0.212cm" style:contextual-spacing="false" fo:line-height="100%" fo:text-align="justify" style:justify-single-word="false" fo:hyphenation-ladder-count="no-limit" fo:text-indent="0cm" style:auto-text-indent="false" style:page-number="auto"/>
      <style:text-properties style:font-name="Linux Libertine O1" fo:font-size="11pt" style:font-size-asian="11pt" style:font-size-complex="11pt" fo:hyphenate="true" fo:hyphenation-remain-char-count="2" fo:hyphenation-push-char-count="2"/>
    </style:style>
    <style:style style:name="P11" style:family="paragraph" style:parent-style-name="Text_20_body" style:master-page-name="">
      <style:paragraph-properties fo:margin-left="1.588cm" fo:margin-right="0cm" fo:margin-top="0cm" fo:margin-bottom="0.212cm" style:contextual-spacing="false" fo:line-height="100%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P12" style:family="paragraph" style:parent-style-name="Standard" style:master-page-name="">
      <style:paragraph-properties fo:line-height="100%" fo:text-align="center" style:justify-single-word="false" style:page-number="auto"/>
      <style:text-properties fo:font-variant="small-caps" style:font-name="Linux Libertine O1" fo:font-size="11pt" fo:font-weight="bold" officeooo:rsid="000c06ff" officeooo:paragraph-rsid="000c06ff" style:font-size-asian="11pt" style:font-weight-asian="bold" style:font-size-complex="11pt" style:font-weight-complex="bold"/>
    </style:style>
    <style:style style:name="P13" style:family="paragraph" style:parent-style-name="Heading_20_1">
      <style:paragraph-properties fo:line-height="100%" fo:text-align="start" style:justify-single-word="false"/>
      <style:text-properties officeooo:rsid="000c06ff" officeooo:paragraph-rsid="000c06ff"/>
    </style:style>
    <style:style style:name="P14" style:family="paragraph" style:parent-style-name="Heading_20_2">
      <style:paragraph-properties fo:line-height="100%"/>
      <style:text-properties officeooo:rsid="000c06ff" officeooo:paragraph-rsid="000c06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a345" style:font-style-asian="normal" style:font-style-complex="normal"/>
    </style:style>
    <style:style style:name="T4" style:family="text">
      <style:text-properties fo:font-style="normal" officeooo:rsid="0017f62d" style:font-style-asian="normal" style:font-style-complex="normal"/>
    </style:style>
    <style:style style:name="T5" style:family="text">
      <style:text-properties officeooo:rsid="00102731"/>
    </style:style>
    <style:style style:name="T6" style:family="text">
      <style:text-properties style:font-name="Linux Libertine O1" fo:font-size="11pt" style:font-size-asian="11pt" style:font-size-complex="11pt"/>
    </style:style>
    <style:style style:name="T7" style:family="text">
      <style:text-properties officeooo:rsid="0016f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1. <text:bookmark-start text:name="__DdeLink__881_926654905"/>Titre de premier niveau : Quelques travaux
                    pratiques<text:bookmark-end text:name="__DdeLink__881_926654905"/></text:h>
      <text:p text:style-name="P3">Un premier paragraphe, contenant du texte qui se situe à ce
                premier niveau.</text:p>
      <text:h text:style-name="P14" text:outline-level="2">1.1. Titre de second niveau : Un
                premier document XML</text:h>
      <text:p text:style-name="P7">Mon premier paragraphe <text:span text:style-name="T5">de
                    ce second niveau</text:span> contient, de façon plutôt étonnante, une <text:span text:style-name="T7">locution</text:span> latine, <text:span text:style-name="T1">Vulnerant omnes, ultima necat</text:span><text:span text:style-name="T1"><text:note text:id="ftn1" text:note-class="footnote">
                        <text:note-citation>1</text:note-citation>
                        <text:note-body>
                            <text:p text:style-name="P1">Cette note se refuse à <text:span text:style-name="T5">donner des informations sur</text:span> la
                                    <text:span text:style-name="T7">locution</text:span> en
                                question.</text:p>
                        </text:note-body>
                    </text:note></text:span><text:span text:style-name="T2">.</text:span></text:p>
      <text:p text:style-name="P6"><text:span text:style-name="T3">Mon deuxième contient
                    u</text:span><text:span text:style-name="T2">ne courte biographie : « Pierre
                    Corneille, aussi appelé « le Grand Corneille » ou « Corneille l'aîné », né
                    le 6 juin 1606 à Rouen et mort le 1er octobre 1684 à Paris (paroisse
                    Saint-Roch), est un dramaturge et poète français du XVIIe siècle. Il écrivit
                    d'abord des comédies comme </text:span><text:span text:style-name="T1">L'Illusion comique</text:span><text:span text:style-name="T2">, et en
                    1637, </text:span><text:span text:style-name="T1">Le Cid</text:span><text:span text:style-name="T2">, qui fut un triomphe, malgré les critiques de ses rivaux
                    et des théoriciens.</text:span></text:p>
      <text:p text:style-name="P8"><text:span text:style-name="T3">Et mon
                    troisième</text:span><text:span text:style-name="T2"> paragraphe introduit un
                    dialogue tiré du </text:span><text:span text:style-name="T1">Cid</text:span><text:span text:style-name="T2"> de Corneille (acte II, scène
                    2</text:span><text:span text:style-name="T4">, v. 411-418</text:span><text:span text:style-name="T2">) :</text:span></text:p>
      <text:p text:style-name="P12">Le Comte</text:p>
      <text:p text:style-name="P2"/>
      <text:p text:style-name="P10">Sais-tu bien qui je suis ?</text:p>
      <text:p text:style-name="P9">Don Rodrigue</text:p>
      <text:p text:style-name="P4"/>
      <text:p text:style-name="P11"><text:span text:style-name="T6"><text:tab/><text:tab/><text:tab/><text:tab/>Oui ; tout autre que
                    moi<text:line-break/>Au seul bruit de ton nom pourrait trembler
                    d’effroi.<text:line-break/>Les palmes dont je vois ta tête si
                    couverte<text:line-break/>Semblent porter écrit le destin de ma
                    perte.<text:line-break/>J’attaque en téméraire un bras toujours
                    vainqueur ;<text:line-break/>Mais j’aurai trop de force, ayant assez de
                    cœur.<text:line-break/>À qui venge son père il n’est rien
                    d’impossible.<text:line-break/>Ton bras est invaincu, mais non pas
                    invincib</text:span>l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Libertine Display O" svg:font-family="'Linux Libertine Display O'" style:font-adornments="Normal" style:font-pitch="variable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Display O" fo:font-size="2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align="justify" style:justify-single-word="false" fo:hyphenation-ladder-count="no-limit" fo:text-indent="0.499cm" style:auto-text-indent="false" style:page-number="auto"/>
      <style:text-properties style:font-name="Linux Libertine O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justify" style:justify-single-word="false"/>
      <style:text-properties style:font-name="Linux Libertine Display O" fo:font-size="16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ns_20_nom1" style:display-name="Sans nom1" style:family="text">
      <style:text-properties fo:font-variant="small-cap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Baptiste Camps</meta:initial-creator>
    <meta:creation-date>2010-11-20T18:10:30</meta:creation-date>
    <meta:generator>LibreOffice/4.1.2.3$Linux_X86_64 LibreOffice_project/410m0$Build-3</meta:generator>
    <dc:date>2013-11-11T15:11:30.470241114</dc:date>
    <dc:creator>jbc </dc:creator>
    <meta:editing-duration>PT1H17M48S</meta:editing-duration>
    <meta:editing-cycles>17</meta:editing-cycles>
    <meta:document-statistic meta:table-count="0" meta:image-count="0" meta:object-count="0" meta:page-count="1" meta:paragraph-count="11" meta:word-count="233" meta:character-count="1329" meta:non-whitespace-character-count="1103"/>
  </office:meta>
</office:document-meta>
</file>